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a2d1" officeooo:paragraph-rsid="0002a2d1"/>
    </style:style>
    <style:style style:name="P2" style:family="paragraph" style:parent-style-name="Standard">
      <style:text-properties officeooo:rsid="0002a2d1" officeooo:paragraph-rsid="00044a96"/>
    </style:style>
    <style:style style:name="P3" style:family="paragraph" style:parent-style-name="Standard">
      <style:text-properties officeooo:rsid="00054851" officeooo:paragraph-rsid="00054851"/>
    </style:style>
    <style:style style:name="T1" style:family="text">
      <style:text-properties officeooo:rsid="00044a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é es IOT?</text:p>
      <text:p text:style-name="P1"/>
      <text:p text:style-name="P2">IoT la <text:span text:style-name="T1">traducció</text:span> vindria sent «internet de les coses», Si ho resumim en una frase seria la següent: totes aquelles coses que utilitzen sensors i APIs per a connectar e intercanviar dades per internet. Però que <text:span text:style-name="T1">coses son objectes com aquest projecte, cotxes, maquinaria, electrodomèstics, etc.</text:span></text:p>
      <text:p text:style-name="P2"/>
      <text:p text:style-name="P2">Qué es <text:span text:style-name="T1">LoRaWAN</text:span>?</text:p>
      <text:p text:style-name="P2"/>
      <text:p text:style-name="P3">Es una tecnologia pe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08:24:48.781930006</meta:creation-date>
    <meta:generator>LibreOffice/5.4.4.2$Linux_X86_64 LibreOffice_project/40m0$Build-2</meta:generator>
    <dc:date>2019-05-23T10:53:49.534831262</dc:date>
    <meta:editing-duration>PT1H2M33S</meta:editing-duration>
    <meta:editing-cycles>2</meta:editing-cycles>
    <meta:document-statistic meta:table-count="0" meta:image-count="0" meta:object-count="0" meta:page-count="1" meta:paragraph-count="4" meta:word-count="56" meta:character-count="340" meta:non-whitespace-character-count="287"/>
  </office:meta>
</office:document-meta>
</file>